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8000001F889734170FFA46008.png" manifest:media-type="image/png"/>
  <manifest:file-entry manifest:full-path="Pictures/10000201000001F8000001F8785B3B9E3A17DD00.png" manifest:media-type="image/png"/>
  <manifest:file-entry manifest:full-path="Pictures/10000201000001F8000001F818109D0085531E8F.png" manifest:media-type="image/png"/>
  <manifest:file-entry manifest:full-path="Pictures/10000201000001F8000001F8E828058DDD8CA8A2.png" manifest:media-type="image/png"/>
  <manifest:file-entry manifest:full-path="Pictures/10000201000001F8000001F8D0B7B713F067ABF9.png" manifest:media-type="image/png"/>
  <manifest:file-entry manifest:full-path="Pictures/10000201000001F8000001F86AF8CF487D836C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874in" svg:y="-0.7874in" svg:width="3.7035in" svg:height="3.7035in" draw:z-index="0"><draw:image xlink:href="Pictures/10000201000001F8000001F818109D0085531E8F.png" xlink:type="simple" xlink:show="embed" xlink:actuate="onLoad"/></draw:frame><draw:frame draw:style-name="fr1" draw:name="Image2" text:anchor-type="paragraph" svg:x="-0.7874in" svg:y="6.5091in" svg:width="3.7035in" svg:height="3.7035in" draw:z-index="1"><draw:image xlink:href="Pictures/10000201000001F8000001F8E828058DDD8CA8A2.png" xlink:type="simple" xlink:show="embed" xlink:actuate="onLoad"/></draw:frame><draw:frame draw:style-name="fr1" draw:name="Image3" text:anchor-type="paragraph" svg:x="-0.7874in" svg:y="2.8063in" svg:width="3.7035in" svg:height="3.7035in" draw:z-index="2"><draw:image xlink:href="Pictures/10000201000001F8000001F8D0B7B713F067ABF9.png" xlink:type="simple" xlink:show="embed" xlink:actuate="onLoad"/></draw:frame><draw:frame draw:style-name="fr1" draw:name="Image4" text:anchor-type="paragraph" svg:x="4.0043in" svg:y="6.5091in" svg:width="3.7035in" svg:height="3.7035in" draw:z-index="3"><draw:image xlink:href="Pictures/10000201000001F8000001F86AF8CF487D836C81.png" xlink:type="simple" xlink:show="embed" xlink:actuate="onLoad"/></draw:frame><draw:frame draw:style-name="fr1" draw:name="Image5" text:anchor-type="paragraph" svg:x="4.0083in" svg:y="2.8063in" svg:width="3.7035in" svg:height="3.7035in" draw:z-index="4"><draw:image xlink:href="Pictures/10000201000001F8000001F8785B3B9E3A17DD00.png" xlink:type="simple" xlink:show="embed" xlink:actuate="onLoad"/></draw:frame><draw:frame draw:style-name="fr1" draw:name="Image6" text:anchor-type="paragraph" svg:x="4.0083in" svg:y="-0.7874in" svg:width="3.7035in" svg:height="3.7035in" draw:z-index="5"><draw:image xlink:href="Pictures/10000201000001F8000001F889734170FFA460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3:06:23.048494841</meta:creation-date>
    <dc:date>2020-03-19T13:19:11.261381996</dc:date>
    <meta:editing-duration>PT2M33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